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ba9"/>
    </style:style>
    <style:style style:name="P2" style:family="paragraph" style:parent-style-name="Standard">
      <style:text-properties officeooo:rsid="00010ba9" officeooo:paragraph-rsid="00010ba9"/>
    </style:style>
    <style:style style:name="P3" style:family="paragraph" style:parent-style-name="Standard">
      <style:text-properties officeooo:paragraph-rsid="0006954f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>
      <style:paragraph-properties fo:margin-top="0cm" fo:margin-bottom="0cm" style:contextual-spacing="false"/>
    </style:style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9">
      <style:paragraph-properties fo:margin-top="0cm" fo:margin-bottom="0cm" style:contextual-spacing="false"/>
    </style:style>
    <style:style style:name="P11" style:family="paragraph" style:parent-style-name="Text_20_body" style:list-style-name="L10">
      <style:paragraph-properties fo:margin-top="0cm" fo:margin-bottom="0cm" style:contextual-spacing="false"/>
    </style:style>
    <style:style style:name="P12" style:family="paragraph" style:parent-style-name="Text_20_body" style:list-style-name="L11">
      <style:paragraph-properties fo:margin-top="0cm" fo:margin-bottom="0cm" style:contextual-spacing="false"/>
    </style:style>
    <style:style style:name="P13" style:family="paragraph" style:parent-style-name="Text_20_body" style:list-style-name="L12">
      <style:paragraph-properties fo:margin-top="0cm" fo:margin-bottom="0cm" style:contextual-spacing="false"/>
    </style:style>
    <style:style style:name="P14" style:family="paragraph" style:parent-style-name="Text_20_body" style:list-style-name="L13">
      <style:paragraph-properties fo:margin-top="0cm" fo:margin-bottom="0cm" style:contextual-spacing="false"/>
    </style:style>
    <style:style style:name="P15" style:family="paragraph" style:parent-style-name="Text_20_body" style:list-style-name="L14">
      <style:paragraph-properties fo:margin-top="0cm" fo:margin-bottom="0cm" style:contextual-spacing="false"/>
    </style:style>
    <style:style style:name="P16" style:family="paragraph" style:parent-style-name="Text_20_body" style:list-style-name="L15">
      <style:paragraph-properties fo:margin-top="0cm" fo:margin-bottom="0cm" style:contextual-spacing="false"/>
    </style:style>
    <style:style style:name="P17" style:family="paragraph" style:parent-style-name="Text_20_body" style:list-style-name="L16">
      <style:paragraph-properties fo:margin-top="0cm" fo:margin-bottom="0cm" style:contextual-spacing="false"/>
    </style:style>
    <style:style style:name="P18" style:family="paragraph" style:parent-style-name="Text_20_body" style:list-style-name="L17">
      <style:paragraph-properties fo:margin-top="0cm" fo:margin-bottom="0cm" style:contextual-spacing="false"/>
    </style:style>
    <style:style style:name="P19" style:family="paragraph" style:parent-style-name="Text_20_body" style:list-style-name="L18">
      <style:paragraph-properties fo:margin-top="0cm" fo:margin-bottom="0cm" style:contextual-spacing="false"/>
    </style:style>
    <style:style style:name="P20" style:family="paragraph" style:parent-style-name="Text_20_body" style:list-style-name="L19">
      <style:paragraph-properties fo:margin-top="0cm" fo:margin-bottom="0cm" style:contextual-spacing="false"/>
    </style:style>
    <style:style style:name="P21" style:family="paragraph" style:parent-style-name="Text_20_body" style:list-style-name="L20">
      <style:paragraph-properties fo:margin-top="0cm" fo:margin-bottom="0cm" style:contextual-spacing="false"/>
    </style:style>
    <style:style style:name="P22" style:family="paragraph" style:parent-style-name="Text_20_body" style:list-style-name="L21">
      <style:paragraph-properties fo:margin-top="0cm" fo:margin-bottom="0cm" style:contextual-spacing="false"/>
    </style:style>
    <style:style style:name="P23" style:family="paragraph" style:parent-style-name="Text_20_body" style:list-style-name="L22">
      <style:paragraph-properties fo:margin-top="0cm" fo:margin-bottom="0cm" style:contextual-spacing="false"/>
    </style:style>
    <style:style style:name="P24" style:family="paragraph" style:parent-style-name="Text_20_body" style:list-style-name="L23">
      <style:paragraph-properties fo:margin-top="0cm" fo:margin-bottom="0cm" style:contextual-spacing="false"/>
    </style:style>
    <style:style style:name="P25" style:family="paragraph" style:parent-style-name="Text_20_body" style:list-style-name="L24">
      <style:paragraph-properties fo:margin-top="0cm" fo:margin-bottom="0cm" style:contextual-spacing="false"/>
    </style:style>
    <style:style style:name="P26" style:family="paragraph" style:parent-style-name="Text_20_body" style:list-style-name="L25">
      <style:paragraph-properties fo:margin-top="0cm" fo:margin-bottom="0cm" style:contextual-spacing="false"/>
    </style:style>
    <style:style style:name="P27" style:family="paragraph" style:parent-style-name="Text_20_body" style:list-style-name="L26">
      <style:paragraph-properties fo:margin-top="0cm" fo:margin-bottom="0cm" style:contextual-spacing="false"/>
    </style:style>
    <style:style style:name="P28" style:family="paragraph" style:parent-style-name="Text_20_body" style:list-style-name="L27">
      <style:paragraph-properties fo:margin-top="0cm" fo:margin-bottom="0cm" style:contextual-spacing="false"/>
    </style:style>
    <style:style style:name="P29" style:family="paragraph" style:parent-style-name="Text_20_body" style:list-style-name="L28">
      <style:paragraph-properties fo:margin-top="0cm" fo:margin-bottom="0cm" style:contextual-spacing="false"/>
    </style:style>
    <style:style style:name="P30" style:family="paragraph" style:parent-style-name="Text_20_body" style:list-style-name="L29">
      <style:paragraph-properties fo:margin-top="0cm" fo:margin-bottom="0cm" style:contextual-spacing="false"/>
    </style:style>
    <style:style style:name="P31" style:family="paragraph" style:parent-style-name="Text_20_body" style:list-style-name="L30">
      <style:paragraph-properties fo:margin-top="0cm" fo:margin-bottom="0cm" style:contextual-spacing="false"/>
    </style:style>
    <style:style style:name="P32" style:family="paragraph" style:parent-style-name="Text_20_body" style:list-style-name="L31">
      <style:paragraph-properties fo:margin-top="0cm" fo:margin-bottom="0cm" style:contextual-spacing="false"/>
    </style:style>
    <style:style style:name="P33" style:family="paragraph" style:parent-style-name="Text_20_body" style:list-style-name="L32">
      <style:paragraph-properties fo:margin-top="0cm" fo:margin-bottom="0cm" style:contextual-spacing="false"/>
    </style:style>
    <style:style style:name="P34" style:family="paragraph" style:parent-style-name="Text_20_body" style:list-style-name="L33">
      <style:paragraph-properties fo:margin-top="0cm" fo:margin-bottom="0cm" style:contextual-spacing="false"/>
    </style:style>
    <style:style style:name="P35" style:family="paragraph" style:parent-style-name="Text_20_body" style:list-style-name="L34">
      <style:paragraph-properties fo:margin-top="0cm" fo:margin-bottom="0cm" style:contextual-spacing="false"/>
    </style:style>
    <style:style style:name="P36" style:family="paragraph" style:parent-style-name="Text_20_body" style:list-style-name="L35">
      <style:paragraph-properties fo:margin-top="0cm" fo:margin-bottom="0cm" style:contextual-spacing="false"/>
    </style:style>
    <style:style style:name="P37" style:family="paragraph" style:parent-style-name="Text_20_body" style:list-style-name="L36">
      <style:paragraph-properties fo:margin-top="0cm" fo:margin-bottom="0cm" style:contextual-spacing="false"/>
    </style:style>
    <style:style style:name="P38" style:family="paragraph" style:parent-style-name="Text_20_body" style:list-style-name="L37"/>
    <style:style style:name="T1" style:family="text">
      <style:text-properties officeooo:rsid="00010ba9"/>
    </style:style>
    <style:style style:name="T2" style:family="text">
      <style:text-properties officeooo:rsid="000198a5"/>
    </style:style>
    <style:style style:name="T3" style:family="text">
      <style:text-properties officeooo:rsid="00087e75"/>
    </style:style>
    <style:style style:name="T4" style:family="text">
      <style:text-properties officeooo:rsid="000909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 </text:span>Abbastanza – assez</text:p>
      <text:p text:style-name="P3"><text:tab/>Acloperare – employer / utiliser</text:p>
      <text:list xml:id="list2124167782" text:style-name="L3">
        <text:list-header>
          <text:p text:style-name="P4">Azienda – une entreprise</text:p>
        </text:list-header>
      </text:list>
      <text:list xml:id="list320865106" text:style-name="L4">
        <text:list-header>
          <text:p text:style-name="P5">Badare alla privacy – se soucier de la vie privée</text:p>
        </text:list-header>
      </text:list>
      <text:list xml:id="list2488579549" text:style-name="L5">
        <text:list-header>
          <text:p text:style-name="P6">Bastare – suffire</text:p>
        </text:list-header>
      </text:list>
      <text:list xml:id="list4226724615" text:style-name="L6">
        <text:list-header>
          <text:p text:style-name="P7">Carta e penna – papier et stylo</text:p>
        </text:list-header>
      </text:list>
      <text:list xml:id="list1113104673" text:style-name="L7">
        <text:list-header>
          <text:p text:style-name="P8">Chiesto – demander</text:p>
        </text:list-header>
      </text:list>
      <text:list xml:id="list2126346670" text:style-name="L8">
        <text:list-header>
          <text:p text:style-name="P9">Ciclicamente – régulièrement</text:p>
        </text:list-header>
      </text:list>
      <text:list xml:id="list840278228" text:style-name="L9">
        <text:list-header>
          <text:p text:style-name="P10">Comparire – apparaître / figurer</text:p>
        </text:list-header>
      </text:list>
      <text:list xml:id="list3056961205" text:style-name="L10">
        <text:list-header>
          <text:p text:style-name="P11">Dati – données</text:p>
        </text:list-header>
      </text:list>
      <text:list xml:id="list358693195" text:style-name="L11">
        <text:list-header>
          <text:p text:style-name="P12">Decade – décennie</text:p>
        </text:list-header>
      </text:list>
      <text:list xml:id="list1920383803" text:style-name="L12">
        <text:list-header>
          <text:p text:style-name="P13">La cassaforte – le coffre-fort</text:p>
        </text:list-header>
      </text:list>
      <text:list xml:id="list1207644118" text:style-name="L13">
        <text:list-header>
          <text:p text:style-name="P14">La posta – le courrier</text:p>
        </text:list-header>
      </text:list>
      <text:list xml:id="list830351628" text:style-name="L14">
        <text:list-header>
          <text:p text:style-name="P15">La sfida – le défi</text:p>
        </text:list-header>
      </text:list>
      <text:list xml:id="list2163136484" text:style-name="L15">
        <text:list-header>
          <text:p text:style-name="P16">Legami – connaissance</text:p>
        </text:list-header>
      </text:list>
      <text:list xml:id="list3166576817" text:style-name="L16">
        <text:list-header>
          <text:p text:style-name="P17">Magari – éventuellement</text:p>
        </text:list-header>
      </text:list>
      <text:list xml:id="list3241061228" text:style-name="L17">
        <text:list-header>
          <text:p text:style-name="P18">Ovvero – autrement dit</text:p>
        </text:list-header>
      </text:list>
      <text:list xml:id="list4181347118" text:style-name="L18">
        <text:list-header>
          <text:p text:style-name="P19">Parole chiave – mot de passe</text:p>
        </text:list-header>
      </text:list>
      <text:list xml:id="list2064907884" text:style-name="L19">
        <text:list-header>
          <text:p text:style-name="P20">Perfino – même</text:p>
        </text:list-header>
      </text:list>
      <text:list xml:id="list3761450112" text:style-name="L20">
        <text:list-header>
          <text:p text:style-name="P21">Pezzo – morceau / élément</text:p>
        </text:list-header>
      </text:list>
      <text:list xml:id="list1940887024" text:style-name="L21">
        <text:list-header>
          <text:p text:style-name="P22">Possedere – posséder</text:p>
        </text:list-header>
      </text:list>
      <text:list xml:id="list1098385172" text:style-name="L22">
        <text:list-header>
          <text:p text:style-name="P23">Progettare – projet / créer / imaginer</text:p>
        </text:list-header>
      </text:list>
      <text:list xml:id="list3451545537" text:style-name="L23">
        <text:list-header>
          <text:p text:style-name="P24">Rete – le web / internet</text:p>
        </text:list-header>
      </text:list>
      <text:list xml:id="list2064138888" text:style-name="L24">
        <text:list-header>
          <text:p text:style-name="P25">Scattare una foto – prendre une photo</text:p>
        </text:list-header>
      </text:list>
      <text:list xml:id="list830385236" text:style-name="L25">
        <text:list-header>
          <text:p text:style-name="P26">Scoprire – découvrir</text:p>
        </text:list-header>
      </text:list>
      <text:list xml:id="list3578346560" text:style-name="L26">
        <text:list-header>
          <text:p text:style-name="P27">Sbagliarsi – se tromper</text:p>
        </text:list-header>
      </text:list>
      <text:list xml:id="list2295840851" text:style-name="L27">
        <text:list-header>
          <text:p text:style-name="P28">Si è trattato <text:span text:style-name="T4">d</text:span>i – il s’est agi de</text:p>
        </text:list-header>
      </text:list>
      <text:list xml:id="list889655" text:style-name="L28">
        <text:list-header>
          <text:p text:style-name="P29">Sono bastati – ont suffi</text:p>
        </text:list-header>
      </text:list>
      <text:list xml:id="list2207254773" text:style-name="L29">
        <text:list-header>
          <text:p text:style-name="P30">Sappia – sache</text:p>
        </text:list-header>
      </text:list>
      <text:list xml:id="list1253698619" text:style-name="L30">
        <text:list-header>
          <text:p text:style-name="P31">Sbalorditivo – surprenant / hallucinant</text:p>
        </text:list-header>
      </text:list>
      <text:list xml:id="list3591272871" text:style-name="L31">
        <text:list-header>
          <text:p text:style-name="P32">Scoprire – découvrir</text:p>
        </text:list-header>
      </text:list>
      <text:list xml:id="list2233715835" text:style-name="L32">
        <text:list-header>
          <text:p text:style-name="P33">Ti vitrae – décrire / dépeindre</text:p>
        </text:list-header>
      </text:list>
      <text:list xml:id="list3337776611" text:style-name="L33">
        <text:list-header>
          <text:p text:style-name="P34">Trapparsi di – s’agir de</text:p>
        </text:list-header>
      </text:list>
      <text:list xml:id="list2388011963" text:style-name="L34">
        <text:list-header>
          <text:p text:style-name="P35">Un dato parlente – une donnée compréhensible</text:p>
        </text:list-header>
      </text:list>
      <text:list xml:id="list2296014280" text:style-name="L35">
        <text:list-header>
          <text:p text:style-name="P36">Uno scatto – un cliché / une photo</text:p>
        </text:list-header>
      </text:list>
      <text:list xml:id="list1361987480" text:style-name="L36">
        <text:list-header>
          <text:p text:style-name="P37">La rete – le web / internet</text:p>
        </text:list-header>
      </text:list>
      <text:list xml:id="list3392914711" text:style-name="L37">
        <text:list-header>
          <text:p text:style-name="P38">Tra<text:span text:style-name="T3">p</text:span>parsi di – s'agir de 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6T16:19:14.028000000</meta:creation-date>
    <dc:date>2024-10-06T16:43:14.233000000</dc:date>
    <meta:editing-duration>PT13M6S</meta:editing-duration>
    <meta:editing-cycles>8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7" meta:word-count="179" meta:character-count="999" meta:non-whitespace-character-count="851"/>
  </office:meta>
</office:document-meta>
</file>